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4014in" table:align="margins"/>
    </style:style>
    <style:style style:name="Table1.A" style:family="table-column">
      <style:table-column-properties style:column-width="7.4014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7.325in" table:align="margins"/>
    </style:style>
    <style:style style:name="Table2.A" style:family="table-column">
      <style:table-column-properties style:column-width="0.5042in" style:rel-column-width="4510*"/>
    </style:style>
    <style:style style:name="Table2.B" style:family="table-column">
      <style:table-column-properties style:column-width="2.7417in" style:rel-column-width="24529*"/>
    </style:style>
    <style:style style:name="Table2.C" style:family="table-column">
      <style:table-column-properties style:column-width="1.0632in" style:rel-column-width="9512*"/>
    </style:style>
    <style:style style:name="Table2.D" style:family="table-column">
      <style:table-column-properties style:column-width="1.0639in" style:rel-column-width="9518*"/>
    </style:style>
    <style:style style:name="Table2.E" style:family="table-column">
      <style:table-column-properties style:column-width="0.625in" style:rel-column-width="5591*"/>
    </style:style>
    <style:style style:name="Table2.F" style:family="table-column">
      <style:table-column-properties style:column-width="1.3271in" style:rel-column-width="1187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3.6292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3.0042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14in" table:align="margins"/>
    </style:style>
    <style:style style:name="Table4.A" style:family="table-column">
      <style:table-column-properties style:column-width="1.2514in" style:rel-column-width="65535*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7.325in" table:align="margins"/>
    </style:style>
    <style:style style:name="Table2.A" style:family="table-column">
      <style:table-column-properties style:column-width="0.5042in" style:rel-column-width="4510*"/>
    </style:style>
    <style:style style:name="Table2.B" style:family="table-column">
      <style:table-column-properties style:column-width="2.7417in" style:rel-column-width="24529*"/>
    </style:style>
    <style:style style:name="Table2.C" style:family="table-column">
      <style:table-column-properties style:column-width="1.0632in" style:rel-column-width="9512*"/>
    </style:style>
    <style:style style:name="Table2.D" style:family="table-column">
      <style:table-column-properties style:column-width="1.0639in" style:rel-column-width="9518*"/>
    </style:style>
    <style:style style:name="Table2.E" style:family="table-column">
      <style:table-column-properties style:column-width="0.625in" style:rel-column-width="5591*"/>
    </style:style>
    <style:style style:name="Table2.F" style:family="table-column">
      <style:table-column-properties style:column-width="1.3271in" style:rel-column-width="1187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3.6292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3.0042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14in" table:align="margins"/>
    </style:style>
    <style:style style:name="Table4.A" style:family="table-column">
      <style:table-column-properties style:column-width="1.2514in" style:rel-column-width="65535*"/>
    </style:style>
    <style:style style:name="Table4.A1" style:family="table-cell">
      <style:table-cell-properties fo:padding="0.0382in" fo:border="0.05pt solid #000000"/>
    </style:style>
    <style:style style:name="Table3" style:family="table">
      <style:table-properties style:width="3.6292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3.0042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14in" table:align="margins"/>
    </style:style>
    <style:style style:name="Table4.A" style:family="table-column">
      <style:table-column-properties style:column-width="1.2514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7.4014in" table:align="margins"/>
    </style:style>
    <style:style style:name="Table5.A" style:family="table-column">
      <style:table-column-properties style:column-width="7.4014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7.325in" table:align="margins"/>
    </style:style>
    <style:style style:name="Table6.A" style:family="table-column">
      <style:table-column-properties style:column-width="0.5042in" style:rel-column-width="4510*"/>
    </style:style>
    <style:style style:name="Table6.B" style:family="table-column">
      <style:table-column-properties style:column-width="2.7417in" style:rel-column-width="24529*"/>
    </style:style>
    <style:style style:name="Table6.C" style:family="table-column">
      <style:table-column-properties style:column-width="1.0632in" style:rel-column-width="9512*"/>
    </style:style>
    <style:style style:name="Table6.D" style:family="table-column">
      <style:table-column-properties style:column-width="1.0639in" style:rel-column-width="9518*"/>
    </style:style>
    <style:style style:name="Table6.E" style:family="table-column">
      <style:table-column-properties style:column-width="0.625in" style:rel-column-width="5591*"/>
    </style:style>
    <style:style style:name="Table6.F" style:family="table-column">
      <style:table-column-properties style:column-width="1.3271in" style:rel-column-width="1187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3.6292in" table:align="left"/>
    </style:style>
    <style:style style:name="Table7.A" style:family="table-column">
      <style:table-column-properties style:column-width="0.625in"/>
    </style:style>
    <style:style style:name="Table7.B" style:family="table-column">
      <style:table-column-properties style:column-width="3.0042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1.2514in" table:align="margins"/>
    </style:style>
    <style:style style:name="Table8.A" style:family="table-column">
      <style:table-column-properties style:column-width="1.2514in" style:rel-column-width="65535*"/>
    </style:style>
    <style:style style:name="Table8.A1" style:family="table-cell">
      <style:table-cell-properties fo:padding="0.0382in" fo:border="0.05pt solid #000000"/>
    </style:style>
    <style:style style:name="Table6" style:family="table">
      <style:table-properties style:width="7.325in" table:align="margins"/>
    </style:style>
    <style:style style:name="Table6.A" style:family="table-column">
      <style:table-column-properties style:column-width="0.5042in" style:rel-column-width="4510*"/>
    </style:style>
    <style:style style:name="Table6.B" style:family="table-column">
      <style:table-column-properties style:column-width="2.7417in" style:rel-column-width="24529*"/>
    </style:style>
    <style:style style:name="Table6.C" style:family="table-column">
      <style:table-column-properties style:column-width="1.0632in" style:rel-column-width="9512*"/>
    </style:style>
    <style:style style:name="Table6.D" style:family="table-column">
      <style:table-column-properties style:column-width="1.0639in" style:rel-column-width="9518*"/>
    </style:style>
    <style:style style:name="Table6.E" style:family="table-column">
      <style:table-column-properties style:column-width="0.625in" style:rel-column-width="5591*"/>
    </style:style>
    <style:style style:name="Table6.F" style:family="table-column">
      <style:table-column-properties style:column-width="1.3271in" style:rel-column-width="1187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3.6292in" table:align="left"/>
    </style:style>
    <style:style style:name="Table7.A" style:family="table-column">
      <style:table-column-properties style:column-width="0.625in"/>
    </style:style>
    <style:style style:name="Table7.B" style:family="table-column">
      <style:table-column-properties style:column-width="3.0042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1.2514in" table:align="margins"/>
    </style:style>
    <style:style style:name="Table8.A" style:family="table-column">
      <style:table-column-properties style:column-width="1.2514in" style:rel-column-width="65535*"/>
    </style:style>
    <style:style style:name="Table8.A1" style:family="table-cell">
      <style:table-cell-properties fo:padding="0.0382in" fo:border="0.05pt solid #000000"/>
    </style:style>
    <style:style style:name="Table7" style:family="table">
      <style:table-properties style:width="3.6292in" table:align="left"/>
    </style:style>
    <style:style style:name="Table7.A" style:family="table-column">
      <style:table-column-properties style:column-width="0.625in"/>
    </style:style>
    <style:style style:name="Table7.B" style:family="table-column">
      <style:table-column-properties style:column-width="3.0042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1.2514in" table:align="margins"/>
    </style:style>
    <style:style style:name="Table8.A" style:family="table-column">
      <style:table-column-properties style:column-width="1.2514in" style:rel-column-width="65535*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paragraph-properties style:shadow="none">
        <style:tab-stops/>
      </style:paragraph-properties>
      <style:text-properties style:font-name="Arial2" fo:font-size="11pt" fo:font-weight="normal" officeooo:rsid="00d2f3b4" officeooo:paragraph-rsid="01e61490" style:font-size-asian="11pt" style:font-weight-asian="normal" style:font-size-complex="11pt" style:font-weight-complex="normal"/>
    </style:style>
    <style:style style:name="P3" style:family="paragraph" style:parent-style-name="Standard">
      <style:paragraph-properties style:shadow="none">
        <style:tab-stops/>
      </style:paragraph-properties>
      <style:text-properties style:font-name="Arial2" fo:font-size="11pt" fo:font-weight="normal" officeooo:rsid="00d2f3b4" officeooo:paragraph-rsid="01ecbd32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officeooo:rsid="01e6f9f1" officeooo:paragraph-rsid="01e61490"/>
    </style:style>
    <style:style style:name="P5" style:family="paragraph" style:parent-style-name="Table_20_Contents">
      <style:paragraph-properties fo:text-align="start" style:justify-single-word="false"/>
      <style:text-properties officeooo:rsid="01e6f9f1" officeooo:paragraph-rsid="01ecbd32"/>
    </style:style>
    <style:style style:name="P6" style:family="paragraph" style:parent-style-name="Table_20_Contents">
      <style:paragraph-properties fo:text-align="center" style:justify-single-word="false"/>
      <style:text-properties officeooo:rsid="01e6f9f1" officeooo:paragraph-rsid="01e61490"/>
    </style:style>
    <style:style style:name="P7" style:family="paragraph" style:parent-style-name="Table_20_Contents">
      <style:paragraph-properties fo:text-align="center" style:justify-single-word="false"/>
      <style:text-properties officeooo:rsid="01e6f9f1" officeooo:paragraph-rsid="01ecbd32"/>
    </style:style>
    <style:style style:name="P8" style:family="paragraph" style:parent-style-name="Table_20_Contents">
      <style:paragraph-properties fo:text-align="end" style:justify-single-word="false"/>
      <style:text-properties officeooo:paragraph-rsid="01e61490"/>
    </style:style>
    <style:style style:name="P9" style:family="paragraph" style:parent-style-name="Table_20_Contents">
      <style:paragraph-properties fo:text-align="end" style:justify-single-word="false"/>
      <style:text-properties officeooo:paragraph-rsid="01ecbd32"/>
    </style:style>
    <style:style style:name="P10" style:family="paragraph" style:parent-style-name="Table_20_Contents">
      <style:paragraph-properties fo:text-align="start" style:justify-single-word="false"/>
      <style:text-properties officeooo:paragraph-rsid="01e61490"/>
    </style:style>
    <style:style style:name="P11" style:family="paragraph" style:parent-style-name="Table_20_Contents">
      <style:paragraph-properties fo:text-align="start" style:justify-single-word="false"/>
      <style:text-properties officeooo:paragraph-rsid="01ecbd32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1e6f9f1" officeooo:paragraph-rsid="01e61490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1e6f9f1" officeooo:paragraph-rsid="01ecbd3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1e6f9f1" officeooo:paragraph-rsid="01e6149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1e6f9f1" officeooo:paragraph-rsid="01ecbd32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1e61490" officeooo:paragraph-rsid="01e61490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1e61490" officeooo:paragraph-rsid="01ecbd32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1e7d8e0" officeooo:paragraph-rsid="01e7d8e0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1e7d8e0" officeooo:paragraph-rsid="01ecbd32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officeooo:rsid="01e61490" officeooo:paragraph-rsid="01e61490"/>
    </style:style>
    <style:style style:name="P21" style:family="paragraph" style:parent-style-name="Table_20_Contents">
      <style:paragraph-properties fo:text-align="end" style:justify-single-word="false"/>
      <style:text-properties officeooo:rsid="01e61490" officeooo:paragraph-rsid="01ecbd32"/>
    </style:style>
    <style:style style:name="P22" style:family="paragraph" style:parent-style-name="Table_20_Contents">
      <style:paragraph-properties fo:text-align="center" style:justify-single-word="false"/>
      <style:text-properties officeooo:rsid="01e6bfde" officeooo:paragraph-rsid="01e6bfde"/>
    </style:style>
    <style:style style:name="P23" style:family="paragraph" style:parent-style-name="Table_20_Contents">
      <style:paragraph-properties fo:text-align="center" style:justify-single-word="false"/>
      <style:text-properties officeooo:rsid="01e6bfde" officeooo:paragraph-rsid="01ecbd32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0pt" fo:font-weight="bold" officeooo:rsid="01e8a1cf" officeooo:paragraph-rsid="01e8a1cf" style:font-size-asian="10.5pt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10pt" fo:font-weight="bold" officeooo:rsid="01e8a1cf" officeooo:paragraph-rsid="01ecbd32" style:font-size-asian="10.5pt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1e6bfde" officeooo:paragraph-rsid="01e6bfde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1e6bfde" officeooo:paragraph-rsid="01ecbd32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text-underline-style="none" fo:font-weight="bold" officeooo:rsid="01e7d8e0" officeooo:paragraph-rsid="01e7d8e0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text-underline-style="none" fo:font-weight="bold" officeooo:rsid="01e7d8e0" officeooo:paragraph-rsid="01ecbd32" style:font-weight-asian="bold" style:font-weight-complex="bold"/>
    </style:style>
    <style:style style:name="P30" style:family="paragraph" style:parent-style-name="Table_20_Heading">
      <style:text-properties officeooo:paragraph-rsid="01e61490"/>
    </style:style>
    <style:style style:name="P31" style:family="paragraph" style:parent-style-name="Table_20_Heading">
      <style:text-properties officeooo:paragraph-rsid="01ecbd32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style:font-name="Arial2" fo:font-size="11pt" fo:font-weight="normal" officeooo:rsid="00d2f3b4" officeooo:paragraph-rsid="01e8a1cf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style:shadow="none">
        <style:tab-stops/>
      </style:paragraph-properties>
      <style:text-properties style:font-name="Arial2" fo:font-size="11pt" fo:font-weight="normal" officeooo:rsid="00d2f3b4" officeooo:paragraph-rsid="01e8a1cf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style:shadow="none">
        <style:tab-stops/>
      </style:paragraph-properties>
      <style:text-properties style:font-name="Arial2" fo:font-size="11pt" fo:font-weight="normal" officeooo:rsid="00d2f3b4" officeooo:paragraph-rsid="01f1d015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10pt" fo:font-weight="bold" officeooo:rsid="01e8a1cf" officeooo:paragraph-rsid="01f1d015" style:font-size-asian="10.5pt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1e6f9f1" officeooo:paragraph-rsid="01f1d015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1e6f9f1" officeooo:paragraph-rsid="01f1d015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1e7d8e0" officeooo:paragraph-rsid="01f1d015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weight="bold" officeooo:rsid="01e61490" officeooo:paragraph-rsid="01f1d015" style:font-weight-asian="bold" style:font-weight-complex="bold"/>
    </style:style>
    <style:style style:name="P40" style:family="paragraph" style:parent-style-name="Table_20_Contents">
      <style:paragraph-properties fo:text-align="end" style:justify-single-word="false"/>
      <style:text-properties officeooo:paragraph-rsid="01f1d015"/>
    </style:style>
    <style:style style:name="P41" style:family="paragraph" style:parent-style-name="Table_20_Contents">
      <style:paragraph-properties fo:text-align="start" style:justify-single-word="false"/>
      <style:text-properties officeooo:paragraph-rsid="01f1d015"/>
    </style:style>
    <style:style style:name="P42" style:family="paragraph" style:parent-style-name="Table_20_Contents">
      <style:paragraph-properties fo:text-align="start" style:justify-single-word="false"/>
      <style:text-properties officeooo:rsid="01e6f9f1" officeooo:paragraph-rsid="01f1d015"/>
    </style:style>
    <style:style style:name="P43" style:family="paragraph" style:parent-style-name="Table_20_Contents">
      <style:paragraph-properties fo:text-align="center" style:justify-single-word="false"/>
      <style:text-properties officeooo:rsid="01e6f9f1" officeooo:paragraph-rsid="01f1d015"/>
    </style:style>
    <style:style style:name="P44" style:family="paragraph" style:parent-style-name="Table_20_Contents">
      <style:paragraph-properties fo:text-align="end" style:justify-single-word="false"/>
      <style:text-properties officeooo:rsid="01e61490" officeooo:paragraph-rsid="01f1d015"/>
    </style:style>
    <style:style style:name="P45" style:family="paragraph" style:parent-style-name="Table_20_Contents">
      <style:paragraph-properties fo:text-align="start" style:justify-single-word="false"/>
      <style:text-properties style:text-underline-style="none" fo:font-weight="bold" officeooo:rsid="01e7d8e0" officeooo:paragraph-rsid="01f1d015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1e6bfde" officeooo:paragraph-rsid="01f1d015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officeooo:rsid="01e6bfde" officeooo:paragraph-rsid="01f1d015"/>
    </style:style>
    <style:style style:name="P48" style:family="paragraph" style:parent-style-name="Table_20_Heading">
      <style:text-properties officeooo:paragraph-rsid="01f1d015"/>
    </style:style>
    <style:style style:name="T1" style:family="text">
      <style:text-properties style:font-name="Arial1" fo:font-size="10pt" style:font-size-asian="10.5pt"/>
    </style:style>
    <style:style style:name="T2" style:family="text">
      <style:text-properties fo:font-weight="normal" officeooo:rsid="01e6bfde" style:font-weight-asian="normal" style:font-weight-complex="normal"/>
    </style:style>
    <style:style style:name="T3" style:family="text">
      <style:text-properties officeooo:rsid="01e6bfde"/>
    </style:style>
    <style:style style:name="T4" style:family="text">
      <style:text-properties fo:font-weight="bold" officeooo:rsid="01e6bfde" style:font-weight-asian="bold" style:font-weight-complex="bold"/>
    </style:style>
    <style:style style:name="T5" style:family="text">
      <style:text-properties officeooo:rsid="01eaf5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obj.partner_id.name" text:name="py3o.obj.partner_id.name"/>
        <text:user-field-decl office:value-type="string" office:string-value="obj.name" text:name="py3o.obj.name"/>
        <text:user-field-decl office:value-type="string" office:string-value="partner_id.x_cheq_to" text:name="py3o.obj.partner_id.x_cheq_to"/>
        <text:user-field-decl office:value-type="string" office:string-value="amount_total" text:name="py3o.obj.amount_total"/>
        <text:user-field-decl office:value-type="string" office:string-value="ref" text:name="py3o.obj.ref"/>
        <text:user-field-decl office:value-type="string" office:string-value="invoice_payment_term_id.name" text:name="py3o.obj.invoice_payment_term_id.name"/>
        <text:user-field-decl office:value-type="string" office:string-value="x_voucherdate" text:name="py3o.obj.x_voucherdate"/>
        <text:user-field-decl office:value-type="string" office:string-value="invoice_date_due" text:name="py3o.obj.invoice_date_due"/>
        <text:user-field-decl office:value-type="string" office:string-value="invoice_date" text:name="py3o.obj.invoice_date"/>
        <text:user-field-decl office:value-type="string" office:string-value="obj.date" text:name="py3o.obj.date"/>
        <text:user-field-decl office:value-type="string" office:string-value="account_id.code" text:name="py3o.line.account_id.code"/>
        <text:user-field-decl office:value-type="string" office:string-value="account_id.name" text:name="py3o.line.account_id.name"/>
        <text:user-field-decl office:value-type="string" office:string-value="name" text:name="py3o.line.name"/>
        <text:user-field-decl office:value-type="float" office:value="0" text:name="py3o.line.debit"/>
        <text:user-field-decl office:value-type="float" office:value="0" text:name="py3o.line.credit"/>
        <text:user-field-decl office:value-type="string" office:string-value="create_uid.name" text:name="py3o.obj.create_uid.name"/>
        <text:user-field-decl office:value-type="string" office:string-value="currency_id.name" text:name="py3o.obj.currency_id.name"/>
        <text:user-field-decl office:value-type="string" office:string-value="x_num2words" text:name="py3o.obj.x_num2words"/>
        <text:user-field-decl office:value-type="string" office:string-value="Invoice Origin" text:name="py3o.obj.invoice_origin"/>
        <text:user-field-decl office:value-type="string" office:string-value="street" text:name="py3o.obj.street"/>
        <text:user-field-decl office:value-type="string" office:string-value="city" text:name="py3o.obj.city"/>
        <text:user-field-decl office:value-type="string" office:string-value="country_id.name" text:name="py3o.obj.country_id.name"/>
        <text:user-field-decl office:value-type="float" office:value="0" text:name="py3o.index"/>
        <text:user-field-decl office:value-type="string" office:string-value="line.product_id.name" text:name="py3o.line.product_id.name"/>
        <text:user-field-decl office:value-type="string" office:string-value="line.i_description" text:name="py3o.line.i_description"/>
        <text:user-field-decl office:value-type="string" office:string-value="partner_id.street" text:name="py3o.obj.partner_id.street"/>
        <text:user-field-decl office:value-type="string" office:string-value="partner_id.city" text:name="py3o.obj.partner_id.city"/>
        <text:user-field-decl office:value-type="string" office:string-value="partner_id.country_id.name" text:name="py3o.obj.partner_id.country_id.name"/>
        <text:user-field-decl office:value-type="string" office:string-value="x_brand.name" text:name="py3o.obj.x_brand.name"/>
        <text:user-field-decl office:value-type="string" office:string-value="quantity" text:name="py3o.obj.quantity"/>
        <text:user-field-decl office:value-type="string" office:string-value="line.x_brand" text:name="py3o.line.x_brand"/>
        <text:user-field-decl office:value-type="string" office:string-value="line.quantity" text:name="py3o.line.quantity"/>
        <text:user-field-decl office:value-type="string" office:string-value="line.price_unit" text:name="py3o.line.price_unit"/>
        <text:user-field-decl office:value-type="string" office:string-value="line.product_uom_id" text:name="py3o.line.product_uom_id"/>
        <text:user-field-decl office:value-type="string" office:string-value="line.amount_subtotal" text:name="py3o.line.amount_subtotal"/>
        <text:user-field-decl office:value-type="string" office:string-value="line.price_subtotal" text:name="py3o.line.price_subtotal"/>
        <text:user-field-decl office:value-type="string" office:string-value="line.product_uom_id.name" text:name="py3o.line.product_uom_id.name"/>
        <text:user-field-decl office:value-type="float" office:value="0" text:name="py3o.tqty"/>
        <text:user-field-decl office:value-type="float" office:value="0" text:name="py3o.tamount"/>
        <text:user-field-decl office:value-type="float" office:value="0" text:name="py3o.obj.amount_due"/>
        <text:user-field-decl office:value-type="float" office:value="0" text:name="py3o.obj.amount_residual"/>
        <text:user-field-decl office:value-type="string" office:string-value="obj.company_id.name" text:name="py3o.obj.company_id.name"/>
        <text:user-field-decl office:value-type="string" office:string-value="obj.amount" text:name="py3o.obj.amount"/>
        <text:user-field-decl office:value-type="string" office:string-value="obj.journal_id.name" text:name="py3o.obj.journal_id.name"/>
        <text:user-field-decl office:value-type="string" office:string-value="obj.state" text:name="py3o.obj.state"/>
      </text:user-field-decls>
      <text:p text:style-name="P32"><text:a xlink:type="simple" xlink:href="py3o://for=%22obj%20in%20objects%22" text:style-name="Internet_20_link" text:visited-style-name="Visited_20_Internet_20_Link">for="obj in objects"</text:a></text:p>
      <table:table table:name="Table1" table:style-name="Table1">
        <table:table-column table:style-name="Table1.A"/>
        <table:table-header-rows>
          <table:table-row table:style-name="TableLine1811472155600"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/>
                <table:table-column table:style-name="Table2.C"/>
                <table:table-column table:style-name="Table2.D"/>
                <table:table-column table:style-name="Table2.E"/>
                <table:table-column table:style-name="Table2.F"/>
                <table:table-header-rows>
                  <table:table-row table:style-name="TableLine1811472162672">
                    <table:table-cell table:style-name="Table2.A1" table:number-columns-spanned="4" office:value-type="string">
                      <text:p text:style-name="P35"><text:user-field-get text:name="py3o.obj.company_id.name">obj.company_id.name</text:user-field-get></text:p>
                    </table:table-cell>
                    <table:covered-table-cell/>
                    <table:covered-table-cell/>
                    <table:covered-table-cell/>
                    <table:table-cell table:style-name="Table2.A1" office:value-type="string">
                      <text:p text:style-name="P36">Date :</text:p>
                    </table:table-cell>
                    <table:table-cell table:style-name="Table2.A1" office:value-type="string">
                      <text:p text:style-name="P40"><text:user-field-get text:name="py3o.obj.date">obj.date</text:user-field-get></text:p>
                    </table:table-cell>
                  </table:table-row>
                </table:table-header-rows>
                <table:table-row table:style-name="TableLine1811472153968">
                  <table:table-cell table:style-name="Table2.A1" table:number-columns-spanned="4" office:value-type="string">
                    <table:table table:name="Table3" table:style-name="Table3">
                      <table:table-column table:style-name="Table3.A"/>
                      <table:table-column table:style-name="Table3.B"/>
                      <table:table-header-rows>
                        <table:table-row table:style-name="TableLine1811472167024">
                          <table:table-cell table:style-name="Table3.A1" office:value-type="string">
                            <text:p text:style-name="P36">Tel :</text:p>
                          </table:table-cell>
                          <table:table-cell table:style-name="Table3.A1" office:value-type="string">
                            <text:p text:style-name="P41"/>
                          </table:table-cell>
                        </table:table-row>
                      </table:table-header-rows>
                      <table:table-row table:style-name="TableLine1811472159952">
                        <table:table-cell table:style-name="Table3.A1" office:value-type="string">
                          <text:p text:style-name="P36">Fax :</text:p>
                        </table:table-cell>
                        <table:table-cell table:style-name="Table3.A1" office:value-type="string">
                          <text:p text:style-name="P41"/>
                        </table:table-cell>
                      </table:table-row>
                      <table:table-row table:style-name="TableLine1811472156144">
                        <table:table-cell table:style-name="Table3.A1" office:value-type="string">
                          <text:p text:style-name="P36">URL :</text:p>
                        </table:table-cell>
                        <table:table-cell table:style-name="Table3.A1" office:value-type="string">
                          <text:p text:style-name="P41"/>
                        </table:table-cell>
                      </table:table-row>
                      <table:table-row table:style-name="TableLine1811472160496">
                        <table:table-cell table:style-name="Table3.A1" office:value-type="string">
                          <text:p text:style-name="P36">Email :</text:p>
                        </table:table-cell>
                        <table:table-cell table:style-name="Table3.A1" office:value-type="string">
                          <text:p text:style-name="P41"/>
                        </table:table-cell>
                      </table:table-row>
                    </table:table>
                    <text:p text:style-name="P42"/>
                  </table:table-cell>
                  <table:covered-table-cell/>
                  <table:covered-table-cell/>
                  <table:covered-table-cell/>
                  <table:table-cell table:style-name="Table2.A1" office:value-type="string">
                    <text:p text:style-name="P42"/>
                  </table:table-cell>
                  <table:table-cell table:style-name="Table2.A1" office:value-type="string">
                    <text:p text:style-name="P40"/>
                  </table:table-cell>
                </table:table-row>
                <table:table-row table:style-name="TableLine1811472152880">
                  <table:table-cell table:style-name="Table2.A1" table:number-columns-spanned="6" office:value-type="string">
                    <text:p text:style-name="P37">Customer Receipt <text:span text:style-name="T5">(</text:span><text:span text:style-name="T5"><text:user-field-get text:name="py3o.obj.state">obj.state</text:user-field-get></text:span><text:span text:style-name="T5">)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Line1811472162944">
                  <table:table-cell table:style-name="Table2.A1" table:number-columns-spanned="6" office:value-type="string">
                    <text:p text:style-name="P38">Receipt No. <text:user-field-get text:name="py3o.obj.name">obj.name</text:user-field-get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Line1811472164576">
                  <table:table-cell table:style-name="Table2.A1" table:number-columns-spanned="5" office:value-type="string">
                    <text:p text:style-name="P39">Received Rupees _____________________________________________________________</text:p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2.A1" office:value-type="string">
                    <table:table table:name="Table4" table:style-name="Table4">
                      <table:table-column table:style-name="Table4.A"/>
                      <table:table-header-rows>
                        <table:table-row table:style-name="TableLine1811472152608">
                          <table:table-cell table:style-name="Table4.A1" office:value-type="string">
                            <text:p text:style-name="P44">Rs. <text:user-field-get text:name="py3o.obj.amount">obj.amount</text:user-field-get><text:s/></text:p>
                          </table:table-cell>
                        </table:table-row>
                      </table:table-header-rows>
                    </table:table>
                    <text:p text:style-name="P40"/>
                  </table:table-cell>
                </table:table-row>
                <table:table-row table:style-name="TableLine1811472155328">
                  <table:table-cell table:style-name="Table2.A1" office:value-type="string">
                    <text:p text:style-name="P45">From </text:p>
                  </table:table-cell>
                  <table:table-cell table:style-name="Table2.A1" office:value-type="string">
                    <text:p text:style-name="P46"><text:user-field-get text:name="py3o.obj.partner_id.name">obj.partner_id.name</text:user-field-get></text:p>
                  </table:table-cell>
                  <table:table-cell table:style-name="Table2.A1" office:value-type="string">
                    <text:p text:style-name="P38">In the form of </text:p>
                  </table:table-cell>
                  <table:table-cell table:style-name="Table2.A1" table:number-columns-spanned="3" office:value-type="string">
                    <text:p text:style-name="P46"><text:user-field-get text:name="py3o.obj.journal_id.name">obj.journal_id.name</text:user-field-get></text:p>
                  </table:table-cell>
                  <table:covered-table-cell/>
                  <table:covered-table-cell/>
                </table:table-row>
                <table:table-row table:style-name="TableLine1811472154240">
                  <table:table-cell table:style-name="Table2.A1" table:number-columns-spanned="4" office:value-type="string">
                    <text:p text:style-name="P39"/>
                    <text:p text:style-name="P39"/>
                    <text:p text:style-name="P41"><text:span text:style-name="T4">Note :- </text:span><text:span text:style-name="T2">In case of </text:span>cheque and draft the receipt is valid after its realization. </text:p>
                  </table:table-cell>
                  <table:covered-table-cell/>
                  <table:covered-table-cell/>
                  <table:covered-table-cell/>
                  <table:table-cell table:style-name="Table2.A1" table:number-columns-spanned="2" office:value-type="string">
                    <text:p text:style-name="P43"/>
                    <text:p text:style-name="P43">_________<text:span text:style-name="T3">_____________</text:span></text:p>
                    <text:p text:style-name="P47"><text:span text:style-name="T1">S</text:span>ignature</text:p>
                  </table:table-cell>
                  <table:covered-table-cell/>
                </table:table-row>
              </table:table>
              <text:p text:style-name="P48"/>
            </table:table-cell>
          </table:table-row>
        </table:table-header-rows>
      </table:table>
      <text:p text:style-name="P34"/>
      <text:p text:style-name="P34"/>
      <text:p text:style-name="P34"/>
      <text:p text:style-name="P34"/>
      <text:p text:style-name="P34">------------------------------------------------------------------------------------------------------------------------------------------------</text:p>
      <text:p text:style-name="P34"/>
      <text:p text:style-name="P34"/>
      <text:p text:style-name="P34"/>
      <text:p text:style-name="P34"/>
      <text:p text:style-name="P34"/>
      <table:table table:name="Table5" table:style-name="Table5">
        <table:table-column table:style-name="Table5.A"/>
        <table:table-header-rows>
          <table:table-row table:style-name="TableLine1811472173824">
            <table:table-cell table:style-name="Table5.A1" office:value-type="string">
              <table:table table:name="Table6" table:style-name="Table6">
                <table:table-column table:style-name="Table6.A"/>
                <table:table-column table:style-name="Table6.B"/>
                <table:table-column table:style-name="Table6.C"/>
                <table:table-column table:style-name="Table6.D"/>
                <table:table-column table:style-name="Table6.E"/>
                <table:table-column table:style-name="Table6.F"/>
                <table:table-header-rows>
                  <table:table-row table:style-name="TableLine1811472178720">
                    <table:table-cell table:style-name="Table6.A1" table:number-columns-spanned="4" office:value-type="string">
                      <text:p text:style-name="P35"><text:user-field-get text:name="py3o.obj.company_id.name">obj.company_id.name</text:user-field-get></text:p>
                    </table:table-cell>
                    <table:covered-table-cell/>
                    <table:covered-table-cell/>
                    <table:covered-table-cell/>
                    <table:table-cell table:style-name="Table6.A1" office:value-type="string">
                      <text:p text:style-name="P36">Date :</text:p>
                    </table:table-cell>
                    <table:table-cell table:style-name="Table6.A1" office:value-type="string">
                      <text:p text:style-name="P40"><text:user-field-get text:name="py3o.obj.date">obj.date</text:user-field-get></text:p>
                    </table:table-cell>
                  </table:table-row>
                </table:table-header-rows>
                <table:table-row table:style-name="TableLine1811472170016">
                  <table:table-cell table:style-name="Table6.A1" table:number-columns-spanned="4" office:value-type="string">
                    <table:table table:name="Table7" table:style-name="Table7">
                      <table:table-column table:style-name="Table7.A"/>
                      <table:table-column table:style-name="Table7.B"/>
                      <table:table-header-rows>
                        <table:table-row table:style-name="TableLine1811472159136">
                          <table:table-cell table:style-name="Table7.A1" office:value-type="string">
                            <text:p text:style-name="P36">Tel :</text:p>
                          </table:table-cell>
                          <table:table-cell table:style-name="Table7.A1" office:value-type="string">
                            <text:p text:style-name="P41"/>
                          </table:table-cell>
                        </table:table-row>
                      </table:table-header-rows>
                      <table:table-row table:style-name="TableLine1811472163488">
                        <table:table-cell table:style-name="Table7.A1" office:value-type="string">
                          <text:p text:style-name="P36">Fax :</text:p>
                        </table:table-cell>
                        <table:table-cell table:style-name="Table7.A1" office:value-type="string">
                          <text:p text:style-name="P41"/>
                        </table:table-cell>
                      </table:table-row>
                      <table:table-row table:style-name="TableLine1811472169744">
                        <table:table-cell table:style-name="Table7.A1" office:value-type="string">
                          <text:p text:style-name="P36">URL :</text:p>
                        </table:table-cell>
                        <table:table-cell table:style-name="Table7.A1" office:value-type="string">
                          <text:p text:style-name="P41"/>
                        </table:table-cell>
                      </table:table-row>
                      <table:table-row table:style-name="TableLine1811472177360">
                        <table:table-cell table:style-name="Table7.A1" office:value-type="string">
                          <text:p text:style-name="P36">Email :</text:p>
                        </table:table-cell>
                        <table:table-cell table:style-name="Table7.A1" office:value-type="string">
                          <text:p text:style-name="P41"/>
                        </table:table-cell>
                      </table:table-row>
                    </table:table>
                    <text:p text:style-name="P42"/>
                  </table:table-cell>
                  <table:covered-table-cell/>
                  <table:covered-table-cell/>
                  <table:covered-table-cell/>
                  <table:table-cell table:style-name="Table6.A1" office:value-type="string">
                    <text:p text:style-name="P42"/>
                  </table:table-cell>
                  <table:table-cell table:style-name="Table6.A1" office:value-type="string">
                    <text:p text:style-name="P40"/>
                  </table:table-cell>
                </table:table-row>
                <table:table-row table:style-name="TableLine1811472171104">
                  <table:table-cell table:style-name="Table6.A1" table:number-columns-spanned="6" office:value-type="string">
                    <text:p text:style-name="P37">Customer Receipt <text:span text:style-name="T5">(</text:span><text:span text:style-name="T5"><text:user-field-get text:name="py3o.obj.state">obj.state</text:user-field-get></text:span><text:span text:style-name="T5">)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Line1811472179264">
                  <table:table-cell table:style-name="Table6.A1" table:number-columns-spanned="6" office:value-type="string">
                    <text:p text:style-name="P38">Receipt No. <text:user-field-get text:name="py3o.obj.name">obj.name</text:user-field-get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Line1811472182256">
                  <table:table-cell table:style-name="Table6.A1" table:number-columns-spanned="5" office:value-type="string">
                    <text:p text:style-name="P39">Received Rupees _____________________________________________________________</text:p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6.A1" office:value-type="string">
                    <table:table table:name="Table8" table:style-name="Table8">
                      <table:table-column table:style-name="Table8.A"/>
                      <table:table-header-rows>
                        <table:table-row table:style-name="TableLine1811472177904">
                          <table:table-cell table:style-name="Table8.A1" office:value-type="string">
                            <text:p text:style-name="P44">Rs. <text:user-field-get text:name="py3o.obj.amount">obj.amount</text:user-field-get><text:s/></text:p>
                          </table:table-cell>
                        </table:table-row>
                      </table:table-header-rows>
                    </table:table>
                    <text:p text:style-name="P40"/>
                  </table:table-cell>
                </table:table-row>
                <table:table-row table:style-name="TableLine1811472173552">
                  <table:table-cell table:style-name="Table6.A1" office:value-type="string">
                    <text:p text:style-name="P45">From </text:p>
                  </table:table-cell>
                  <table:table-cell table:style-name="Table6.A1" office:value-type="string">
                    <text:p text:style-name="P46"><text:user-field-get text:name="py3o.obj.partner_id.name">obj.partner_id.name</text:user-field-get></text:p>
                  </table:table-cell>
                  <table:table-cell table:style-name="Table6.A1" office:value-type="string">
                    <text:p text:style-name="P38">In the form of </text:p>
                  </table:table-cell>
                  <table:table-cell table:style-name="Table6.A1" table:number-columns-spanned="3" office:value-type="string">
                    <text:p text:style-name="P46"><text:user-field-get text:name="py3o.obj.journal_id.name">obj.journal_id.name</text:user-field-get></text:p>
                  </table:table-cell>
                  <table:covered-table-cell/>
                  <table:covered-table-cell/>
                </table:table-row>
                <table:table-row table:style-name="TableLine1811472167840">
                  <table:table-cell table:style-name="Table6.A1" table:number-columns-spanned="4" office:value-type="string">
                    <text:p text:style-name="P39"/>
                    <text:p text:style-name="P39"/>
                    <text:p text:style-name="P41"><text:span text:style-name="T4">Note :- </text:span><text:span text:style-name="T2">In case of </text:span>cheque and draft the receipt is valid after its realization. </text:p>
                  </table:table-cell>
                  <table:covered-table-cell/>
                  <table:covered-table-cell/>
                  <table:covered-table-cell/>
                  <table:table-cell table:style-name="Table6.A1" table:number-columns-spanned="2" office:value-type="string">
                    <text:p text:style-name="P43"/>
                    <text:p text:style-name="P43">_________<text:span text:style-name="T3">_____________</text:span></text:p>
                    <text:p text:style-name="P47"><text:span text:style-name="T1">S</text:span>ignature</text:p>
                  </table:table-cell>
                  <table:covered-table-cell/>
                </table:table-row>
              </table:table>
              <text:p text:style-name="P48"/>
            </table:table-cell>
          </table:table-row>
        </table:table-header-rows>
      </table:table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09" number:language="fr" number:country="FR">
      <number:number number:decimal-places="0" number:min-decimal-places="0" number:min-integer-digits="3">
        <number:embedded-text number:position="2">.</number:embedded-text>
      </number:number>
    </number:number-style>
    <number:number-style style:name="N10110" number:language="fr" number:country="FR">
      <number:number number:decimal-places="0" number:min-decimal-places="0" number:min-integer-digits="5">
        <number:embedded-text number:position="2">.</number:embedded-text>
      </number:number>
    </number:number-style>
    <number:number-style style:name="N10111" number:language="fr" number:country="FR">
      <number:number number:decimal-places="0" number:min-decimal-places="0" number:min-integer-digits="2">
        <number:embedded-text number:position="2">.</number:embedded-text>
      </number:number>
    </number:number-style>
    <number:currency-style style:name="N20108P0" style:volatile="true" number:language="ltg" number:country="LV">
      <number:currency-symbol number:language="ltg" number:country="LV">€</number:currency-symbol>
      <number:text> </number:text>
      <number:number number:decimal-places="2" number:min-decimal-places="2" number:min-integer-digits="1" number:grouping="true"/>
    </number:currency-style>
    <number:currency-style style:name="N20108" number:language="ltg" number:country="LV">
      <style:text-properties fo:color="#ff0000"/>
      <number:currency-symbol number:language="ltg" number:country="LV">€</number:currency-symbol>
      <number:text> -</number:text>
      <number:number number:decimal-places="2" number:min-decimal-places="2" number:min-integer-digits="1" number:grouping="true"/>
      <style:map style:condition="value()&gt;=0" style:apply-style-name="N20108P0"/>
    </number:currency-style>
  </office:styles>
  <office:automatic-styles>
    <style:style style:name="MP1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8.2681in" fo:page-height="11.6929in" style:num-format="1" style:print-orientation="portrait" fo:margin-top="0.4335in" fo:margin-bottom="0.3543in" fo:margin-left="0.4335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252in" fo:margin-left="0in" fo:margin-right="0in" fo:margin-bottom="0.0783in" fo:background-color="transparent" style:dynamic-spacing="false" draw:fill="none" draw:fill-color="#729fcf"/>
      </style:header-style>
      <style:footer-style>
        <style:header-footer-properties fo:min-height="0.2752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2T23:20:40.667682566</meta:creation-date>
    <dc:date>2022-10-10T02:00:30.324000000</dc:date>
    <meta:editing-duration>P1DT22H46M47S</meta:editing-duration>
    <meta:editing-cycles>459</meta:editing-cycles>
    <meta:generator>LibreOffice/7.0.4.2$Windows_X86_64 LibreOffice_project/dcf040e67528d9187c66b2379df5ea4407429775</meta:generator>
    <meta:document-statistic meta:table-count="8" meta:image-count="0" meta:object-count="0" meta:page-count="1" meta:paragraph-count="39" meta:word-count="102" meta:character-count="902" meta:non-whitespace-character-count="831"/>
  </office:meta>
</office:document-meta>
</file>